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32.67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5" table:default-cell-style-name="ce2"/>
        <table:table-column table:style-name="co15" table:default-cell-style-name="ce2"/>
        <table:table-column table:style-name="co16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3"/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6" office:value-type="string" calcext:value-type="string">
            <text:p>301.35 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6">00.00.0000</text:date>, <text:time style:data-style-name="N2" text:time-value="16:27:04.16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2-16T16:33:31.696000000</dc:date>
    <meta:editing-duration>P1DT12H33M55S</meta:editing-duration>
    <meta:editing-cycles>713</meta:editing-cycles>
    <meta:document-statistic meta:table-count="1" meta:cell-count="170" meta:object-count="0"/>
  </office:meta>
</office:document-meta>
</file>